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22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5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1" table:number-rows-spanned="2">
            <text:p>Classe</text:p>
          </table:table-cell>
          <table:table-cell table:style-name="ce1" office:value-type="string" table:number-columns-spanned="2" table:number-rows-spanned="1">
            <text:p>Test funzionante</text:p>
          </table:table-cell>
          <table:covered-table-cell/>
          <table:table-cell office:value-type="string" table:number-columns-spanned="3" table:number-rows-spanned="1">
            <text:p>Test non funzionante</text:p>
          </table:table-cell>
          <table:covered-table-cell table:number-columns-repeated="2"/>
          <table:table-cell office:value-type="string">
            <text:p>Nessun Test Programmato</text:p>
          </table:table-cell>
        </table:table-row>
        <table:table-row table:style-name="ro2">
          <table:covered-table-cell office:value-type="string">
            <text:p>Classe</text:p>
          </table:covered-table-cell>
          <table:table-cell office:value-type="string">
            <text:p>Con Stub</text:p>
          </table:table-cell>
          <table:table-cell office:value-type="string">
            <text:p>Senza Stub</text:p>
          </table:table-cell>
          <table:table-cell office:value-type="string">
            <text:p>Stub implementati ma test non funzionante</text:p>
          </table:table-cell>
          <table:table-cell office:value-type="string">
            <text:p>Nessun test</text:p>
          </table:table-cell>
          <table:table-cell office:value-type="string">
            <text:p>Non implementata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pplication.notificheMail.ControlNotificaMail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Messagg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ComposizioneClas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Event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Licenziament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AlgoritmoRicerc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Bambin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PersonaleAsil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PersonaleFormazion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Utent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estoRicerc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Assenz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Attivit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Class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tsilo.application.ControlDatiPersonali</text:p>
          </table:table-cell>
          <table:table-cell table:number-columns-repeated="6"/>
        </table:table-row>
        <table:table-row table:style-name="ro2">
          <table:table-cell office:value-type="string">
            <text:p>atsilo.application.Control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Event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application.ControlGestioneBand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tsilo.application.ControlGestionePersonal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Iscritti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application.ControlIscrizion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Logi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Mens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Menu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Orar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ProgrammaEducativ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Questionari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Registr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RicercaDati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RispostaQuestionar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Serviz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Tirocinant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servlet.ServletControlLogi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ControlTirocinantiInserisci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ModificaDati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Registrazione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ssenz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ttivi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ambin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and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eans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ampoDomand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lass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ompil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DomandaIscrizion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Domand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ducatoreDidattic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vent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ventPlanner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xtr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Fattur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Feedback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Genitor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MenuMens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OrarioUte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ersonaleAsil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rogrammaEducativoSettimanal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sicopedagog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gistr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sponsabile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t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ichies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ispost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Serviz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Tirocina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Ute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Account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Bambin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Band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Class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DBConnection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DomandaIscrizion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Event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Genitor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Login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Questionari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Registr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Utent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orage.Databa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ccount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ssenz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ttivit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ambin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Band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Beans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ampo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lass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Compil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DomandaIscrizion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EducatoreDidattic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vent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ventPlann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xtr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Fattur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Feedbac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Genitor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MenuMens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OrarioUte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ersonaleAsil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rogrammaEducativoSettimana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sicopedagog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Registr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esponsabileQuestionar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et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ichies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ispost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Serviz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Tirocina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Ute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ManagerDB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orage.Tabell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ub.application.ControlGestioneBandoSTUB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ub.application.ControlLogi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rvletControl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2">
            <text:p>Classe</text:p>
          </table:table-cell>
          <table:table-cell table:style-name="ce1" office:value-type="string" table:number-columns-spanned="2" table:number-rows-spanned="1">
            <text:p>Test funzionante</text:p>
          </table:table-cell>
          <table:covered-table-cell/>
          <table:table-cell office:value-type="string" table:number-columns-spanned="3" table:number-rows-spanned="1">
            <text:p>Test non funzionante</text:p>
          </table:table-cell>
          <table:covered-table-cell table:number-columns-repeated="2"/>
          <table:table-cell office:value-type="string">
            <text:p>Nessun Test Programmato</text:p>
          </table:table-cell>
        </table:table-row>
        <table:table-row table:style-name="ro2">
          <table:covered-table-cell office:value-type="string">
            <text:p>Classe</text:p>
          </table:covered-table-cell>
          <table:table-cell office:value-type="string">
            <text:p>Con Stub</text:p>
          </table:table-cell>
          <table:table-cell office:value-type="string">
            <text:p>Senza Stub</text:p>
          </table:table-cell>
          <table:table-cell office:value-type="string">
            <text:p>Stub implementati ma test non funzionante</text:p>
          </table:table-cell>
          <table:table-cell office:value-type="string">
            <text:p>Nessun test</text:p>
          </table:table-cell>
          <table:table-cell office:value-type="string">
            <text:p>Non implementata</text:p>
          </table:table-cell>
          <table:table-cell office:value-type="string">
            <text:p>\\</text:p>
          </table:table-cell>
        </table:table-row>
        <table:table-row table:style-name="ro1">
          <table:table-cell table:style-name="ce2" office:value-type="string">
            <text:p>Totale</text:p>
          </table:table-cell>
          <table:table-cell table:formula="of:=SUM([.B3:.B121])" office:value-type="float" office:value="5">
            <text:p>5</text:p>
          </table:table-cell>
          <table:table-cell table:formula="of:=SUM([.C3:.C121])" office:value-type="float" office:value="19">
            <text:p>19</text:p>
          </table:table-cell>
          <table:table-cell table:formula="of:=SUM([.D3:.D121])" office:value-type="float" office:value="2">
            <text:p>2</text:p>
          </table:table-cell>
          <table:table-cell table:formula="of:=SUM([.E3:.E122])" office:value-type="float" office:value="25">
            <text:p>25</text:p>
          </table:table-cell>
          <table:table-cell table:formula="of:=SUM([.F3:.F121])" office:value-type="float" office:value="16">
            <text:p>16</text:p>
          </table:table-cell>
          <table:table-cell table:formula="of:=SUM([.G3:.G121])" office:value-type="float" office:value="52">
            <text:p>52</text:p>
          </table:table-cell>
        </table:table-row>
      </table:table>
      <table:named-expressions/>
      <table:database-ranges>
        <table:database-range table:name="__Anonymous_Sheet_DB__0" table:target-range-address="Foglio1.A3:Foglio1.A1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 style:data-style-name="N2" text:time-value="0000-00-00T17:48:30.08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date>2012-12-08T18:03:03.56</dc:date>
    <meta:editing-duration>PT33M45S</meta:editing-duration>
    <meta:editing-cycles>9</meta:editing-cycles>
    <meta:document-statistic meta:table-count="1" meta:cell-count="267" meta:object-count="0"/>
  </office:meta>
</office:document-meta>
</file>